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en" fo:country="US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7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16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17" style:parent-style-name="Normal" style:list-style-name="LFO1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1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20" style:parent-style-name="Normal" style:list-style-name="LFO1" style:family="paragraph">
      <style:paragraph-properties fo:margin-top="0.0694in" fo:margin-bottom="0in" fo:line-height="100%"/>
    </style:style>
    <style:style style:name="T21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T23" style:parent-style-name="Fuentedepárrafopredeter." style:family="text">
      <style:text-properties style:font-name-asian="Times New Roman" fo:language="en" fo:country="US" style:language-asian="es" style:country-asian="ES"/>
    </style:style>
    <style:style style:name="P24" style:parent-style-name="Normal" style:family="paragraph">
      <style:paragraph-properties fo:margin-top="0.0694in" fo:margin-bottom="0in" fo:line-height="100%"/>
    </style:style>
    <style:style style:name="T2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33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34" style:parent-style-name="Normal" style:list-style-name="LFO2" style:family="paragraph">
      <style:paragraph-properties fo:margin-top="0.0694in" fo:margin-bottom="0.0694in" fo:line-height="100%"/>
    </style:style>
    <style:style style:name="T35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37" style:parent-style-name="Normal" style:list-style-name="LFO2" style:family="paragraph">
      <style:paragraph-properties fo:margin-top="0.0694in" fo:margin-bottom="0.0694in" fo:line-height="100%"/>
    </style:style>
    <style:style style:name="T38" style:parent-style-name="Fuentedepárrafopredeter.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T3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40" style:parent-style-name="Normal" style:family="paragraph">
      <style:paragraph-properties fo:margin-bottom="0in" fo:line-height="100%"/>
    </style:style>
    <style:style style:name="T41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49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50" style:parent-style-name="Normal" style:family="paragraph">
      <style:paragraph-properties fo:margin-bottom="0in" fo:line-height="100%"/>
    </style:style>
    <style:style style:name="T51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Fuentedepárrafopredeter." style:family="text"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language="en" fo:country="US" style:language-asian="es" style:country-asian="ES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es" style:country-asian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61" style:parent-style-name="Fuentedepárrafopredeter." style:family="text"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4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es" style:country-asian="ES"/>
    </style:style>
    <style:style style:name="P65" style:parent-style-name="Normal" style:family="paragraph">
      <style:text-properties fo:language="en" fo:country="U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2">Resampling.jl</text:h>
      <text:h text:style-name="P2" text:outline-level="2">Bathymetry Slope-Based Resampling</text:h>
      <text:p text:style-name="P3"><text:span text:style-name="T4">This program tests the full sonar bathymetry processing chain, from raw<text:s/></text:span><text:span text:style-name="T5">.raw</text:span><text:span text:style-name="T6"><text:s/>sonar files through slope-aware synthetic resampling.<text:s/></text:span><text:span text:style-name="T7">It is designed for development, validation, and diagnostics.</text:span></text:p>
      <text:p text:style-name="P8"/>
      <text:h text:style-name="P9" text:outline-level="3"><text:s/>Slope Estimation</text:h>
      <text:p text:style-name="P10"/>
      <text:p text:style-name="P11"/>
      <text:p text:style-name="P12">slopes = slopesFromBathymetry(baths, config["slopes"]["krad"])</text:p>
      <text:p text:style-name="P13">slopes = computeSlopes(baths, slopes)</text:p>
      <text:p text:style-name="P14"><text:span text:style-name="T15">Purpose</text:span><text:span text:style-name="T16">:</text:span></text:p>
      <text:list text:style-name="LFO1" text:continue-numbering="true">
        <text:list-item>
          <text:p text:style-name="P17"><text:span text:style-name="T18">slopesFromBathymetry</text:span><text:span text:style-name="T19">: Calculate slope magnitude and orientation between adjacent depth points.</text:span></text:p>
        </text:list-item>
        <text:list-item>
          <text:p text:style-name="P20"><text:span text:style-name="T21">computeSlopes</text:span><text:span text:style-name="T22">: Optionally load precomputed slopes<text:s/></text:span><text:span text:style-name="T23"><text:s/>or assigned constant values</text:span></text:p>
        </text:list-item>
      </text:list>
      <text:p text:style-name="P24"><text:span text:style-name="T25"><draw:custom-shape svg:x="0in" svg:y="0in" svg:width="5.90556in" svg:height="0in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26" text:outline-level="3"><text:s/>Slope-Aware Resampling</text:h>
      <text:p text:style-name="P27"/>
      <text:p text:style-name="P28">new_baths = resampleBathymetry(baths, slopes,</text:p>
      <text:p text:style-name="P29"><text:s text:c="4"/>config["slopes"]["srad"],</text:p>
      <text:p text:style-name="P30"><text:s text:c="4"/>config["slopes"]["nrsp"])</text:p>
      <text:p text:style-name="P31"><text:span text:style-name="T32">Purpose</text:span><text:span text:style-name="T33">: Augment original bathymetry using slope vectors to simulate new depth/position samples around the real measurements.</text:span></text:p>
      <text:list text:style-name="LFO2" text:continue-numbering="true">
        <text:list-item>
          <text:p text:style-name="P34"><text:span text:style-name="T35">srad</text:span><text:span text:style-name="T36">: Perturbation radius in meters</text:span></text:p>
        </text:list-item>
        <text:list-item>
          <text:p text:style-name="P37"><text:span text:style-name="T38">nrsp</text:span><text:span text:style-name="T39">: Number of synthetic points per real sample</text:span></text:p>
        </text:list-item>
      </text:list>
      <text:p text:style-name="P40"><text:span text:style-name="T41"><draw:custom-shape svg:x="0in" svg:y="0in" svg:width="5.90556in" svg:height="0in" draw:id="id1" draw:style-name="a1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42" text:outline-level="3"><text:s/>Export Results</text:h>
      <text:p text:style-name="P43"/>
      <text:p text:style-name="P44"/>
      <text:p text:style-name="P45">export_file = joinpath(@__DIR__, config["slopes"]["export_file"])</text:p>
      <text:p text:style-name="P46">export_slopes(baths, slopes, export_file)</text:p>
      <text:p text:style-name="P47"><text:span text:style-name="T48">Purpose</text:span><text:span text:style-name="T49">: Write slope metadata (azimuth, gradient, etc.) to disk for visualization or reuse.</text:span></text:p>
      <text:p text:style-name="P50"><text:span text:style-name="T51"><draw:custom-shape svg:x="0in" svg:y="0in" svg:width="5.90556in" svg:height="0in" draw:id="id2" draw:style-name="a2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52" text:outline-level="3"><text:span text:style-name="T53">Diagnostics and Testing Output</text:span></text:h>
      <text:p text:style-name="P54"/>
      <text:p text:style-name="P55"/>
      <text:p text:style-name="P56">println(baths[1].depth[1:15]) <text:s text:c="9"/># Print original depth samples</text:p>
      <text:p text:style-name="P57">println(size(new_baths[1].depth)) <text:s text:c="5"/># Size of synthetic samples</text:p>
      <text:p text:style-name="P58">println(new_baths[1].depth[1:15]) <text:s text:c="5"/># Preview resampled depths</text:p>
      <text:p text:style-name="P59"><text:span text:style-name="T60">Purpose</text:span><text:span text:style-name="T61">: Basic sanity checks for:</text:span></text:p>
      <text:list text:style-name="LFO3" text:continue-numbering="true">
        <text:list-item>
          <text:p text:style-name="P62">Confirming correct bottom detection</text:p>
        </text:list-item>
        <text:list-item>
          <text:p text:style-name="P63">Verifying expected upsampling</text:p>
        </text:list-item>
        <text:list-item>
          <text:p text:style-name="P64">Validating that synthetic depths stay near realistic values</text:p>
        </text:list-item>
      </text:list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rlos Vázquez Monzón</meta:initial-creator>
    <dc:creator>Carlos Vázquez Monzón</dc:creator>
    <meta:creation-date>2025-07-15T22:44:00Z</meta:creation-date>
    <dc:date>2025-07-15T23:01:00Z</dc:date>
    <meta:template xlink:href="Normal" xlink:type="simple"/>
    <meta:editing-cycles>2</meta:editing-cycles>
    <meta:editing-duration>PT1020S</meta:editing-duration>
    <meta:document-statistic meta:page-count="2" meta:paragraph-count="32" meta:word-count="165" meta:character-count="1476" meta:row-count="46" meta:non-whitespace-character-count="1343"/>
  </office:meta>
</office:document-meta>
</file>